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Arial Black" svg:font-family="'Arial Black'" style:font-adornments="Regular"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paragraph-rsid="001ea609"/>
    </style:style>
    <style:style style:name="P2"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text-properties officeooo:paragraph-rsid="001ea609"/>
    </style:style>
    <style:style style:name="T1" style:family="text">
      <style:text-properties fo:font-variant="normal" fo:text-transform="none" fo:color="#000000" style:text-outline="false" style:text-line-through-style="none" style:text-line-through-type="none" style:text-position="0% 100%" style:font-name="Arial Black" fo:font-size="10pt" fo:letter-spacing="normal" fo:language="en" fo:country="US" fo:font-style="normal" fo:text-shadow="none" style:text-underline-style="none" fo:font-weight="900" style:text-blinking="false" fo:background-color="#ffffff" loext:char-shading-value="0" style:text-emphasize="none" style:font-relief="none" text:display="true" style:text-overline-style="none" style:text-overline-color="font-color" loext:padding-left="0.049cm" loext:padding-right="0cm" loext:padding-top="0.049cm" loext:padding-bottom="0.049cm" loext:border-left="0.74pt solid #a7d7f9" loext:border-right="none" loext:border-top="0.74pt solid #a7d7f9" loext:border-bottom="0.74pt solid #a7d7f9" loext:shadow="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Many common applications, such as </text:span><text:a xlink:type="simple" xlink:href="https://en.wikipedia.org/wiki/Microsoft_Outlook" text:style-name="Internet_20_link" text:visited-style-name="Visited_20_Internet_20_Link">Microsoft Outlook</text:a><text:span text:style-name="T1"> and </text:span><text:a xlink:type="simple" xlink:href="https://en.wikipedia.org/wiki/Microsoft_Word" text:style-name="Internet_20_link" text:visited-style-name="Visited_20_Internet_20_Link">Microsoft Word</text:a><text:span text:style-name="T1">, allow </text:span><text:a xlink:type="simple" xlink:href="https://en.wikipedia.org/wiki/Macro_(computer_science)" text:style-name="Internet_20_link" text:visited-style-name="Visited_20_Internet_20_Link">macro</text:a><text:span text:style-name="T1"> programs to be embedded in documents or emails, so that the programs may be run automatically when the document is opened. A macro virus (or "document virus") is a virus that is written in a </text:span><text:a xlink:type="simple" xlink:href="https://en.wikipedia.org/wiki/Macro_language" text:style-name="Internet_20_link" text:visited-style-name="Visited_20_Internet_20_Link">macro language</text:a><text:span text:style-name="T1">, and embedded into these documents so that when users open the file, the virus code is executed, and can infect the user's computer. This is one of the reasons that it is dangerous to open unexpected or suspicious </text:span><text:a xlink:type="simple" xlink:href="https://en.wikipedia.org/wiki/E-mail_attachment" text:style-name="Internet_20_link" text:visited-style-name="Visited_20_Internet_20_Link">attachments</text:a><text:span text:style-name="T1"> in </text:span><text:a xlink:type="simple" xlink:href="https://en.wikipedia.org/wiki/E-mail" text:style-name="Internet_20_link" text:visited-style-name="Visited_20_Internet_20_Link">e-mails</text:a><text:span text:style-name="T1">.</text:span><text:bookmark text:name="cite_ref-54"/><text:a xlink:type="simple" xlink:href="https://en.wikipedia.org/wiki/Computer_virus#cite_note-54" text:style-name="Internet_20_link" text:visited-style-name="Visited_20_Internet_20_Link">[54]</text:a><text:bookmark text:name="cite_ref-55"/><text:a xlink:type="simple" xlink:href="https://en.wikipedia.org/wiki/Computer_virus#cite_note-55" text:style-name="Internet_20_link" text:visited-style-name="Visited_20_Internet_20_Link">[55]</text:a><text:span text:style-name="T1"> While not opening attachments in e-mails from unknown persons or organizations can help to reduce the likelihood of contracting a virus, in some cases, the virus is designed so that the e-mail appears to be from a reputable organization (e.g., a major bank or credit card company).</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Arial Black" svg:font-family="'Arial Black'" style:font-adornments="Regular"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AR PL SungtiL GB"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u" fo:country="HU" style:letter-kerning="true" style:font-name-asian="AR PL SungtiL GB"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0T16:35:56.043389940</meta:creation-date>
    <dc:date>2018-01-10T16:36:07.810300163</dc:date>
    <meta:editing-duration>PT12S</meta:editing-duration>
    <meta:editing-cycles>1</meta:editing-cycles>
    <meta:document-statistic meta:table-count="0" meta:image-count="0" meta:object-count="0" meta:page-count="1" meta:paragraph-count="1" meta:word-count="137" meta:character-count="817" meta:non-whitespace-character-count="681"/>
    <meta:generator>LibreOfficeDev/6.1.0.0.alpha0$Linux_X86_64 LibreOffice_project/00f66f95bf3c696a70d8a70eb5add78a8ba6181e</meta:generator>
  </office:meta>
</office:document-meta>
</file>